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1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co1" style:family="table-column">
      <style:table-column-properties style:column-width="3.483cm" style:use-optimal-column-width="false"/>
    </style:style>
    <style:style style:name="co2" style:family="table-column">
      <style:table-column-properties style:column-width="5.292cm" style:use-optimal-column-width="false"/>
    </style:style>
    <style:style style:name="co3" style:family="table-column">
      <style:table-column-properties style:column-width="3.307cm" style:use-optimal-column-width="false"/>
    </style:style>
    <style:style style:name="co4" style:family="table-column">
      <style:table-column-properties style:column-width="3.656cm" style:use-optimal-column-width="false"/>
    </style:style>
    <style:style style:name="co5" style:family="table-column">
      <style:table-column-properties style:column-width="5.434cm" style:use-optimal-column-width="false"/>
    </style:style>
    <style:style style:name="co6" style:family="table-column">
      <style:table-column-properties style:column-width="5.86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91cm"/>
    </style:style>
    <style:style style:name="ce1" style:family="table-cell">
      <style:graphic-properties draw:fill="solid" draw:fill-color="#e6e6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="0.03pt solid #000000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frame draw:style-name="gr1" draw:layer="layout" svg:width="6.536cm" svg:height="4.517cm" svg:x="1.225cm" svg:y="1.083cm">
          <draw:text-box>
            <text:p><text:span text:style-name="T1">SELECT</text:span></text:p>
            <text:p><text:tab/>coluna1, coluna2</text:p>
            <text:p><text:span text:style-name="T1">FROM</text:span></text:p>
            <text:p><text:tab/>TABELA</text:p>
            <text:p><text:span text:style-name="T1">WHERE</text:span> </text:p>
            <text:p><text:tab/>CRITÉRIOS</text:p>
          </draw:text-box>
        </draw:frame>
        <draw:line draw:style-name="gr2" draw:text-style-name="P1" draw:layer="layout" svg:x1="9.3cm" svg:y1="2.3cm" svg:x2="7.8cm" svg:y2="2.3cm">
          <text:p/>
        </draw:line>
        <draw:frame draw:style-name="gr1" draw:layer="layout" svg:width="3cm" svg:height="0.962cm" svg:x="9.3cm" svg:y="1.8cm">
          <draw:text-box>
            <text:p>Projeção</text:p>
          </draw:text-box>
        </draw:frame>
        <draw:line draw:style-name="gr2" draw:text-style-name="P1" draw:layer="layout" svg:x1="9.3cm" svg:y1="3.6cm" svg:x2="5.3cm" svg:y2="3.6cm">
          <text:p/>
        </draw:line>
        <draw:frame draw:style-name="gr1" draw:layer="layout" svg:width="2.822cm" svg:height="0.962cm" svg:x="9.3cm" svg:y="3.1cm">
          <draw:text-box>
            <text:p>Coleção</text:p>
          </draw:text-box>
        </draw:frame>
        <draw:line draw:style-name="gr2" draw:text-style-name="P1" draw:layer="layout" svg:x1="9.3cm" svg:y1="5.1cm" svg:x2="6.3cm" svg:y2="5.1cm">
          <text:p/>
        </draw:line>
        <draw:frame draw:style-name="gr1" draw:layer="layout" svg:width="6.276cm" svg:height="0.962cm" svg:x="9.3cm" svg:y="4.6cm">
          <draw:text-box>
            <text:p>Critérios da consulta</text:p>
          </draw:text-box>
        </draw:frame>
        <draw:frame draw:style-name="gr1" draw:layer="layout" svg:width="6.438cm" svg:height="3.095cm" svg:x="1.026cm" svg:y="7.184cm">
          <draw:text-box>
            <text:p><text:span text:style-name="T1">SELECT</text:span></text:p>
            <text:p><text:tab/>*</text:p>
            <text:p><text:span text:style-name="T1">FROM</text:span></text:p>
            <text:p><text:tab/>RACA_OVELHA</text:p>
          </draw:text-box>
        </draw:frame>
        <draw:frame draw:style-name="gr1" draw:layer="layout" svg:width="6.438cm" svg:height="3.095cm" svg:x="0.964cm" svg:y="15.105cm">
          <draw:text-box>
            <text:p><text:span text:style-name="T1">SELECT</text:span></text:p>
            <text:p><text:tab/>nome</text:p>
            <text:p><text:span text:style-name="T1">FROM</text:span></text:p>
            <text:p><text:tab/>RACA_OVELHA</text:p>
          </draw:text-box>
        </draw:frame>
        <draw:frame draw:style-name="gr1" draw:layer="layout" svg:width="8.932cm" svg:height="4.517cm" svg:x="0.927cm" svg:y="20.786cm">
          <draw:text-box>
            <text:p><text:span text:style-name="T1">SELECT</text:span></text:p>
            <text:p><text:tab/>nome, alimento_preferido</text:p>
            <text:p><text:span text:style-name="T1">FROM</text:span></text:p>
            <text:p><text:tab/>RACA_OVELHA</text:p>
            <text:p><text:span text:style-name="T1">WHERE</text:span></text:p>
            <text:p><text:tab/>expectativa_vida &lt; 5</text:p>
          </draw:text-box>
        </draw:frame>
        <draw:frame draw:style-name="standard" draw:layer="layout" svg:width="12.081cm" svg:height="4.547cm" svg:x="7.851cm" svg:y="7.3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ome</text:p>
              </table:table-cell>
              <table:table-cell>
                <text:p>expectativa_vida</text:p>
              </table:table-cell>
              <table:table-cell>
                <text:p>alimento_preferido</text:p>
              </table:table-cell>
            </table:table-row>
            <table:table-row table:style-name="ro1" table:default-cell-style-name="ce2">
              <table:table-cell>
                <text:p><text:span text:style-name="T2">Algodovelha</text:span></text:p>
              </table:table-cell>
              <table:table-cell>
                <text:p><text:span text:style-name="T2">14</text:span></text:p>
              </table:table-cell>
              <table:table-cell>
                <text:p><text:span text:style-name="T2">mato</text:span></text:p>
              </table:table-cell>
            </table:table-row>
            <table:table-row table:style-name="ro1" table:default-cell-style-name="ce2">
              <table:table-cell>
                <text:p><text:span text:style-name="T2">Pira-tovelha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peixe</text:span></text:p>
              </table:table-cell>
            </table:table-row>
            <table:table-row table:style-name="ro2" table:default-cell-style-name="ce2">
              <table:table-cell>
                <text:p><text:span text:style-name="T2">ovelho-pixel</text:span></text:p>
              </table:table-cell>
              <table:table-cell>
                <text:p><text:span text:style-name="T2">20</text:span></text:p>
              </table:table-cell>
              <table:table-cell>
                <text:p><text:span text:style-name="T2">pixel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482cm" svg:height="3.836cm" svg:x="11.62cm" svg:y="15.11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Nome</text:p>
              </table:table-cell>
            </table:table-row>
            <table:table-row table:style-name="ro1">
              <table:table-cell table:style-name="ce2">
                <text:p><text:span text:style-name="T2">Algodovelha</text:span></text:p>
              </table:table-cell>
            </table:table-row>
            <table:table-row table:style-name="ro1">
              <table:table-cell table:style-name="ce2">
                <text:p><text:span text:style-name="T2">Pira-tovelha</text:span></text:p>
              </table:table-cell>
            </table:table-row>
            <table:table-row table:style-name="ro2">
              <table:table-cell table:style-name="ce2">
                <text:p><text:span text:style-name="T2">ovelho-pix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89cm" svg:height="3.556cm" svg:x="11.686cm" svg:y="20.811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>Nome</text:p>
              </table:table-cell>
              <table:table-cell>
                <text:p>alimento_preferido</text:p>
              </table:table-cell>
            </table:table-row>
            <table:table-row table:style-name="ro1" table:default-cell-style-name="ce2">
              <table:table-cell>
                <text:p><text:span text:style-name="T2">Algodovelha</text:span></text:p>
              </table:table-cell>
              <table:table-cell>
                <text:p><text:span text:style-name="T2">mato</text:span></text:p>
              </table:table-cell>
            </table:table-row>
            <table:table-row table:style-name="ro1" table:default-cell-style-name="ce2">
              <table:table-cell>
                <text:p><text:span text:style-name="T2">Pira-tovelha</text:span></text:p>
              </table:table-cell>
              <table:table-cell>
                <text:p><text:span text:style-name="T2">peixe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1" draw:layer="layout" svg:x1="1cm" svg:y1="19.8cm" svg:x2="20cm" svg:y2="19.9cm">
          <text:p/>
        </draw:line>
        <draw:frame draw:style-name="gr4" draw:text-style-name="P2" draw:layer="layout" svg:width="2.9cm" svg:height="0.962cm" svg:x="1.9cm" svg:y="6.2cm">
          <draw:text-box>
            <text:p><text:span text:style-name="T1">SQL</text:span></text:p>
          </draw:text-box>
        </draw:frame>
        <draw:frame draw:style-name="gr1" draw:layer="layout" svg:width="0.714cm" svg:height="0.962cm" svg:x="-2.6cm" svg:y="7.151cm">
          <draw:text-box>
            <text:p>`</text:p>
          </draw:text-box>
        </draw:frame>
        <draw:frame draw:style-name="gr4" draw:text-style-name="P2" draw:layer="layout" svg:width="3.8cm" svg:height="0.962cm" svg:x="11.6cm" svg:y="6.2cm">
          <draw:text-box>
            <text:p><text:span text:style-name="T1">Resultado</text:span></text:p>
          </draw:text-box>
        </draw:frame>
        <draw:line draw:style-name="gr3" draw:text-style-name="P1" draw:layer="layout" svg:x1="1cm" svg:y1="7.1cm" svg:x2="20cm" svg:y2="7.1cm">
          <text:p/>
        </draw:line>
        <draw:line draw:style-name="gr3" draw:text-style-name="P1" draw:layer="layout" svg:x1="1cm" svg:y1="6.1cm" svg:x2="19.8cm" svg:y2="6.1cm">
          <text:p/>
        </draw:line>
        <draw:frame draw:style-name="gr4" draw:text-style-name="P2" draw:layer="layout" svg:width="2.9cm" svg:height="0.962cm" svg:x="1.9cm" svg:y="13.7cm">
          <draw:text-box>
            <text:p><text:span text:style-name="T1">SQL</text:span></text:p>
          </draw:text-box>
        </draw:frame>
        <draw:frame draw:style-name="gr4" draw:text-style-name="P2" draw:layer="layout" svg:width="3.8cm" svg:height="0.962cm" svg:x="11.6cm" svg:y="13.7cm">
          <draw:text-box>
            <text:p><text:span text:style-name="T1">Resultado</text:span></text:p>
          </draw:text-box>
        </draw:frame>
        <draw:line draw:style-name="gr3" draw:text-style-name="P1" draw:layer="layout" svg:x1="1cm" svg:y1="14.6cm" svg:x2="20cm" svg:y2="14.6cm">
          <text:p/>
        </draw:line>
        <draw:line draw:style-name="gr3" draw:text-style-name="P1" draw:layer="layout" svg:x1="1cm" svg:y1="13.6cm" svg:x2="19.8cm" svg:y2="13.6cm">
          <text:p/>
        </draw:line>
      </draw:page>
      <draw:page draw:name="page2" draw:style-name="dp1" draw:master-page-name="Padrão">
        <draw:frame draw:style-name="standard" draw:layer="layout" svg:width="14.95cm" svg:height="3.836cm" svg:x="3.749cm" svg:y="7.3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Nome</text:p>
              </table:table-cell>
              <table:table-cell>
                <text:p>expectativa_vida</text:p>
              </table:table-cell>
              <table:table-cell>
                <text:p>alimento_preferido</text:p>
              </table:table-cell>
            </table:table-row>
            <table:table-row table:style-name="ro1" table:default-cell-style-name="ce2">
              <table:table-cell>
                <text:p><text:span text:style-name="T2">Algodovelha</text:span></text:p>
              </table:table-cell>
              <table:table-cell>
                <text:p><text:span text:style-name="T2">14</text:span></text:p>
              </table:table-cell>
              <table:table-cell>
                <text:p><text:span text:style-name="T2">mato</text:span></text:p>
              </table:table-cell>
            </table:table-row>
            <table:table-row table:style-name="ro1" table:default-cell-style-name="ce2">
              <table:table-cell>
                <text:p><text:span text:style-name="T2">Pira-tovelha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peixe</text:span></text:p>
              </table:table-cell>
            </table:table-row>
            <table:table-row table:style-name="ro2" table:default-cell-style-name="ce2">
              <table:table-cell>
                <text:p><text:span text:style-name="T2">ovelho-pixel</text:span></text:p>
              </table:table-cell>
              <table:table-cell>
                <text:p><text:span text:style-name="T2">20</text:span></text:p>
              </table:table-cell>
              <table:table-cell>
                <text:p><text:span text:style-name="T2">pixel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layer="layout" svg:width="8.4cm" svg:height="0.962cm" svg:x="3.4cm" svg:y="6.4cm">
          <draw:text-box>
            <text:p><text:span text:style-name="T1">Tabela</text:span>: RACA_OVELHA</text:p>
          </draw:text-box>
        </draw:frame>
        <draw:custom-shape draw:style-name="gr6" draw:text-style-name="P1" draw:layer="layout" svg:width="0.9cm" svg:height="2.8cm" svg:x="2.7cm" svg:y="8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3cm" svg:height="0.962cm" draw:transform="rotate (1.5707963267949) translate (1.738cm 11.2cm)">
          <draw:text-box>
            <text:p>registros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san </meta:initial-creator>
    <meta:creation-date>2017-11-19T18:13:46</meta:creation-date>
    <dc:date>2017-11-19T20:33:19</dc:date>
    <dc:creator>Hasan </dc:creator>
    <meta:editing-duration>PT1H17M19S</meta:editing-duration>
    <meta:editing-cycles>4</meta:editing-cycles>
    <meta:generator>LibreOffice/3.4$Linux LibreOffice_project/340m1$Build-402</meta:generator>
    <meta:document-statistic meta:object-count="27"/>
  </office:meta>
</office:document-meta>
</file>